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bb82" officeooo:paragraph-rsid="000eebc2"/>
    </style:style>
    <style:style style:name="P2" style:family="paragraph" style:parent-style-name="Text_20_body">
      <style:text-properties officeooo:rsid="0014577c" officeooo:paragraph-rsid="0014577c"/>
    </style:style>
    <style:style style:name="P3" style:family="paragraph" style:parent-style-name="Heading_20_1">
      <style:text-properties officeooo:rsid="001240d3" officeooo:paragraph-rsid="001240d3"/>
    </style:style>
    <style:style style:name="T1" style:family="text">
      <style:text-properties officeooo:rsid="000eebc2"/>
    </style:style>
    <style:style style:name="T2" style:family="text">
      <style:text-properties officeooo:rsid="000fa433"/>
    </style:style>
    <style:style style:name="T3" style:family="text">
      <style:text-properties officeooo:rsid="001367f7"/>
    </style:style>
    <style:style style:name="T4" style:family="text">
      <style:text-properties officeooo:rsid="00162a4b"/>
    </style:style>
    <style:style style:name="T5" style:family="text">
      <style:text-properties officeooo:rsid="0018c1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scription</text:p>
      <text:h text:style-name="Heading_20_1" text:outline-level="1">Client</text:h>
      <text:p text:style-name="P1">The <text:span text:style-name="T3">C</text:span>lient module collects data from user. All user input is encoded to JSON via MessageEncoder and then sent to the server. <text:span text:style-name="T1">The Client interprets user input by it’s state and uses the associated encode function. The Client’s states are IDLE (not logged in) and IN_CHATROOM (logged in).</text:span></text:p>
      <text:p text:style-name="P1">Receiving messages from the server is done in a seperate thread, MessageReceiver, which forwards all data to the Client’s function: receive_message(…). <text:span text:style-name="T2">The Client then inteprets all the messages from MessageReceiver with the module MessageParser, and does the associated actions.</text:span></text:p>
      <text:h text:style-name="P3" text:outline-level="1">Server</text:h>
      <text:p text:style-name="P2">The Server continously runs <text:span text:style-name="T4">concurrently to other client handlers</text:span> to handle incoming new connections: <text:span text:style-name="T5">ThreadedTCPServer.</text:span> <text:span text:style-name="T5">When a new connection is detected by the ThreadedTCPServer, a new ClientHandler is created in a seperate thread to handle that single connection. All shared data between the ClientHandlers such as connected_clients and history are stored in static variabled. A ClientHandler responds to new messages by parsing the payload with the module MessageParser, and then encoding a new message to respond to the given client or all clients. When sending messages to all clients, a dictionary (connected_clients) is used to address all clien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23:28:32.824577999</meta:creation-date>
    <dc:date>2017-03-09T23:44:23.967952235</dc:date>
    <meta:editing-duration>PT15M46S</meta:editing-duration>
    <meta:editing-cycles>11</meta:editing-cycles>
    <meta:generator>LibreOffice/5.2.2.2$Linux_X86_64 LibreOffice_project/20m0$Build-2</meta:generator>
    <meta:document-statistic meta:table-count="0" meta:image-count="0" meta:object-count="0" meta:page-count="1" meta:paragraph-count="6" meta:word-count="188" meta:character-count="1244" meta:non-whitespace-character-count="1062"/>
  </office:meta>
</office:document-meta>
</file>